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459cm"/>
    </style:style>
    <style:style style:name="gr6" style:family="graphic" style:parent-style-name="standard">
      <style:graphic-properties draw:stroke="none" svg:stroke-color="#000000" draw:fill="none" draw:fill-color="#ffffff" fo:min-height="0.67cm"/>
    </style:style>
    <style:style style:name="gr7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16cm" fo:min-width="2.161cm" fo:padding-top="0.135cm" fo:padding-bottom="0.135cm" fo:padding-left="0.26cm" fo:padding-right="0.26cm"/>
    </style:style>
    <style:style style:name="gr8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21cm" fo:min-width="3.021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0.901cm"/>
    </style:style>
    <style:style style:name="gr1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792cm" fo:min-width="2.436cm" fo:padding-top="0.135cm" fo:padding-bottom="0.135cm" fo:padding-left="0.26cm" fo:padding-right="0.26cm"/>
    </style:style>
    <style:style style:name="gr13" style:family="graphic" style:parent-style-name="standard">
      <style:graphic-properties svg:stroke-width="0.05cm" svg:stroke-color="#000000" draw:marker-start-width="0.3cm" draw:marker-end-width="0.3cm" draw:fill-color="#ffffff" draw:textarea-horizontal-align="justify" draw:textarea-vertical-align="middle" draw:auto-grow-height="false" fo:min-height="1.001cm" fo:min-width="0.451cm" fo:padding-top="0.15cm" fo:padding-bottom="0.15cm" fo:padding-left="0.275cm" fo:padding-right="0.275cm" draw:shadow="hidden"/>
    </style:style>
    <style:style style:name="gr14" style:family="graphic" style:parent-style-name="objectwithoutfill">
      <style:graphic-properties svg:stroke-width="0.05cm" svg:stroke-color="#000000" draw:marker-start-width="0.3cm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text-properties style:font-name="CMU Sans Serif"/>
    </style:style>
    <style:style style:name="P5" style:family="paragraph">
      <loext:graphic-properties draw:fill="none" draw:fill-color="#ffffff"/>
      <style:paragraph-properties fo:text-align="center"/>
      <style:text-properties style:font-name="CMU Sans Serif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MU Sans Serif"/>
    </style:style>
    <style:style style:name="T1" style:family="text">
      <style:text-properties style:font-name="CMU Sans Serif"/>
    </style:style>
    <style:style style:name="T2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835cm" svg:height="1.753cm" svg:x="0cm" svg:y="2.28cm">
          <draw:text-box>
            <text:p><text:span text:style-name="T1">multiple datasets</text:span></text:p>
          </draw:text-box>
        </draw:frame>
        <draw:frame draw:style-name="gr5" draw:text-style-name="P4" draw:layer="layout" svg:width="4.329cm" svg:height="1.709cm" svg:x="0cm" svg:y="6.903cm">
          <draw:text-box>
            <text:p><text:span text:style-name="T1">from different third parties</text:span></text:p>
          </draw:text-box>
        </draw:frame>
        <draw:frame draw:style-name="gr6" draw:text-style-name="P5" draw:layer="layout" svg:width="1.272cm" svg:height="0.92cm" svg:x="5.458cm" svg:y="0.991cm">
          <draw:text-box>
            <text:p text:style-name="P1"><text:span text:style-name="T2">v1</text:span></text:p>
          </draw:text-box>
        </draw:frame>
        <draw:custom-shape draw:style-name="gr7" draw:text-style-name="P3" draw:layer="layout" svg:width="2.68cm" svg:height="2.217cm" svg:x="8.433cm" svg:y="1.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9.149cm" svg:y="0.989cm">
          <draw:text-box>
            <text:p text:style-name="P1"><text:span text:style-name="T2">v2</text:span></text:p>
          </draw:text-box>
        </draw:frame>
        <draw:custom-shape draw:style-name="gr7" draw:text-style-name="P3" draw:layer="layout" svg:width="2.68cm" svg:height="2.217cm" svg:x="11.642cm" svg:y="1.0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14cm" svg:y1="2.079cm" svg:x2="12.872cm" svg:y2="2.491cm">
          <text:p/>
        </draw:line>
        <draw:frame draw:style-name="gr6" draw:text-style-name="P5" draw:layer="layout" svg:width="1.272cm" svg:height="0.92cm" svg:x="12.358cm" svg:y="0.994cm">
          <draw:text-box>
            <text:p text:style-name="P1"><text:span text:style-name="T2">v3</text:span></text:p>
          </draw:text-box>
        </draw:frame>
        <draw:custom-shape draw:style-name="gr7" draw:text-style-name="P3" draw:layer="layout" svg:width="2.68cm" svg:height="2.217cm" svg:x="14.784cm" svg:y="1.0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5.5cm" svg:y="1.016cm">
          <draw:text-box>
            <text:p text:style-name="P1"><text:span text:style-name="T2">v</text:span><text:span text:style-name="T2">4</text:span></text:p>
          </draw:text-box>
        </draw:frame>
        <draw:custom-shape draw:style-name="gr7" draw:text-style-name="P3" draw:layer="layout" svg:width="2.68cm" svg:height="2.217cm" svg:x="18.009cm" svg:y="1.0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8.725cm" svg:y="1.005cm">
          <draw:text-box>
            <text:p text:style-name="P1"><text:span text:style-name="T2">v5</text:span></text:p>
          </draw:text-box>
        </draw:frame>
        <draw:frame draw:style-name="gr6" draw:text-style-name="P5" draw:layer="layout" svg:width="1.272cm" svg:height="0.92cm" svg:x="5.478cm" svg:y="4.032cm">
          <draw:text-box>
            <text:p text:style-name="P1"><text:span text:style-name="T2">v1</text:span></text:p>
          </draw:text-box>
        </draw:frame>
        <draw:custom-shape draw:style-name="gr10" draw:text-style-name="P1" draw:layer="layout" svg:width="3.54cm" svg:height="3.505cm" svg:x="15.234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6.417cm" svg:y="3.961cm">
          <draw:text-box>
            <text:p text:style-name="P1"><text:span text:style-name="T2">v2</text:span></text:p>
          </draw:text-box>
        </draw:frame>
        <draw:frame draw:style-name="gr6" draw:text-style-name="P5" draw:layer="layout" svg:width="1.272cm" svg:height="0.92cm" svg:x="5.412cm" svg:y="8.265cm">
          <draw:text-box>
            <text:p text:style-name="P1"><text:span text:style-name="T2">v1</text:span></text:p>
          </draw:text-box>
        </draw:frame>
        <draw:frame draw:style-name="gr11" draw:text-style-name="P4" draw:layer="layout" svg:width="2.578cm" svg:height="1.151cm" svg:x="7.856cm" svg:y="5.307cm">
          <draw:text-box>
            <text:p><text:span text:style-name="T1">subsets</text:span></text:p>
          </draw:text-box>
        </draw:frame>
        <draw:frame draw:style-name="gr11" draw:text-style-name="P4" draw:layer="layout" svg:width="2.578cm" svg:height="1.151cm" svg:x="11.626cm" svg:y="0cm">
          <draw:text-box>
            <text:p><text:span text:style-name="T1">versions</text:span></text:p>
          </draw:text-box>
        </draw:frame>
        <draw:custom-shape draw:style-name="gr12" draw:text-style-name="P2" draw:layer="layout" svg:width="2.955cm" svg:height="3.299cm" svg:x="9.136cm" svg:y="8.1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0.012cm" svg:y="8.245cm">
          <draw:text-box>
            <text:p text:style-name="P1"><text:span text:style-name="T2">v2</text:span></text:p>
          </draw:text-box>
        </draw:frame>
        <draw:custom-shape draw:style-name="gr12" draw:text-style-name="P2" draw:layer="layout" svg:width="2.955cm" svg:height="3.299cm" svg:x="13.121cm" svg:y="8.1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3.997cm" svg:y="8.278cm">
          <draw:text-box>
            <text:p text:style-name="P1"><text:span text:style-name="T2">v3</text:span></text:p>
          </draw:text-box>
        </draw:frame>
        <draw:g>
          <draw:path draw:style-name="gr13" draw:text-style-name="P7" draw:layer="layout" svg:width="2.135cm" svg:height="2.807cm" svg:x="18.509cm" svg:y="8.94cm" svg:viewBox="0 0 2136 2808" svg:d="M0 0c0 936 0 1872 0 2808 712 0 1424 0 2136 0 0-936 0-1872 0-2808-712 0-1424 0-2136 0zM0 0zM2136 2808z">
            <text:p/>
          </draw:path>
          <draw:path draw:style-name="gr14" draw:text-style-name="P6" draw:layer="layout" svg:width="0.639cm" svg:height="0cm" svg:x="19.261cm" svg:y="9.268cm" svg:viewBox="0 0 640 0" svg:d="M0 0c216 0 424 0 640 0">
            <text:p/>
          </draw:path>
          <draw:path draw:style-name="gr14" draw:text-style-name="P6" draw:layer="layout" svg:width="1.703cm" svg:height="0cm" svg:x="18.725cm" svg:y="9.692cm" svg:viewBox="0 0 1704 0" svg:d="M0 0c568 0 1136 0 1704 0">
            <text:p/>
          </draw:path>
          <draw:path draw:style-name="gr14" draw:text-style-name="P6" draw:layer="layout" svg:width="1.703cm" svg:height="0cm" svg:x="18.725cm" svg:y="9.908cm" svg:viewBox="0 0 1704 0" svg:d="M0 0c568 0 1136 0 1704 0">
            <text:p/>
          </draw:path>
          <draw:path draw:style-name="gr14" draw:text-style-name="P6" draw:layer="layout" svg:width="1.703cm" svg:height="0cm" svg:x="18.725cm" svg:y="10.124cm" svg:viewBox="0 0 1704 0" svg:d="M0 0c568 0 1136 0 1704 0">
            <text:p/>
          </draw:path>
          <draw:path draw:style-name="gr14" draw:text-style-name="P6" draw:layer="layout" svg:width="1.703cm" svg:height="0cm" svg:x="18.725cm" svg:y="10.34cm" svg:viewBox="0 0 1704 0" svg:d="M0 0c568 0 1136 0 1704 0">
            <text:p/>
          </draw:path>
          <draw:path draw:style-name="gr14" draw:text-style-name="P6" draw:layer="layout" svg:width="1.703cm" svg:height="0cm" svg:x="18.725cm" svg:y="10.564cm" svg:viewBox="0 0 1704 0" svg:d="M0 0c568 0 1136 0 1704 0">
            <text:p/>
          </draw:path>
          <draw:path draw:style-name="gr14" draw:text-style-name="P6" draw:layer="layout" svg:width="1.703cm" svg:height="0cm" svg:x="18.725cm" svg:y="10.772cm" svg:viewBox="0 0 1704 0" svg:d="M0 0c568 0 1136 0 1704 0">
            <text:p/>
          </draw:path>
          <draw:path draw:style-name="gr14" draw:text-style-name="P6" draw:layer="layout" svg:width="1.703cm" svg:height="0cm" svg:x="18.725cm" svg:y="10.988cm" svg:viewBox="0 0 1704 0" svg:d="M0 0c568 0 1136 0 1704 0">
            <text:p/>
          </draw:path>
          <draw:path draw:style-name="gr14" draw:text-style-name="P6" draw:layer="layout" svg:width="1.703cm" svg:height="0cm" svg:x="18.725cm" svg:y="11.204cm" svg:viewBox="0 0 1704 0" svg:d="M0 0c568 0 1136 0 1704 0">
            <text:p/>
          </draw:path>
          <draw:path draw:style-name="gr14" draw:text-style-name="P6" draw:layer="layout" svg:width="1.703cm" svg:height="0cm" svg:x="18.725cm" svg:y="11.42cm" svg:viewBox="0 0 1704 0" svg:d="M0 0c568 0 1136 0 1704 0">
            <text:p/>
          </draw:path>
        </draw:g>
        <draw:frame draw:style-name="gr11" draw:text-style-name="P8" draw:layer="layout" svg:width="2.64cm" svg:height="1.151cm" svg:x="18.239cm" svg:y="7.96cm">
          <draw:text-box>
            <text:p text:style-name="P1"><text:span text:style-name="T1">pap</text:span><text:span text:style-name="T1">ers</text:span></text:p>
          </draw:text-box>
        </draw:frame>
        <draw:custom-shape draw:style-name="gr10" draw:text-style-name="P1" draw:layer="layout" svg:width="3.54cm" svg:height="3.505cm" svg:x="15.235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6.418cm" svg:y="3.961cm">
          <draw:text-box>
            <text:p text:style-name="P1"><text:span text:style-name="T2">v2</text:span></text:p>
          </draw:text-box>
        </draw:frame>
        <draw:custom-shape draw:style-name="gr15" draw:text-style-name="P6" draw:layer="layout" svg:width="0.579cm" svg:height="0.928cm" svg:x="6.117cm" svg:y="5.367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656cm" svg:y1="4.956cm" svg:x2="6.814cm" svg:y2="5.368cm">
          <text:p/>
        </draw:line>
        <draw:custom-shape draw:style-name="gr16" draw:text-style-name="P6" draw:layer="layout" svg:width="1.143cm" svg:height="0.928cm" svg:x="9.783cm" svg:y="9.68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37cm" svg:y1="9.201cm" svg:x2="10.995cm" svg:y2="9.6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3:03:54.206030957</dc:date>
    <dc:creator>Tobias Kuhn</dc:creator>
    <meta:editing-duration>PT17M50S</meta:editing-duration>
    <meta:editing-cycles>9</meta:editing-cycles>
    <meta:generator>LibreOffice/5.3.1.2$Linux_X86_64 LibreOffice_project/30m0$Build-2</meta:generator>
    <meta:document-statistic meta:object-count="46"/>
  </office:meta>
</office:document-meta>
</file>